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C8000000B476CA5AD0D203F164.png" manifest:media-type="image/png"/>
  <manifest:file-entry manifest:full-path="Pictures/1000000000000556000003007D6A2800C29D289F.png" manifest:media-type="image/png"/>
  <manifest:file-entry manifest:full-path="Pictures/1000000000000313000001B9496306918C38AF23.png" manifest:media-type="image/png"/>
  <manifest:file-entry manifest:full-path="Pictures/1000000000000556000003006EC5613980568B82.png" manifest:media-type="image/png"/>
  <manifest:file-entry manifest:full-path="Pictures/10000000000002B2000000977DDAD4B92F39F507.png" manifest:media-type="image/png"/>
  <manifest:file-entry manifest:full-path="Pictures/10000000000002970000013A35A786405AE1922B.png" manifest:media-type="image/png"/>
  <manifest:file-entry manifest:full-path="Pictures/100000000000034300000090F4BB35C50C1DF89A.png" manifest:media-type="image/png"/>
  <manifest:file-entry manifest:full-path="Pictures/1000000000000556000003004BEB3D8458CBC1FE.png" manifest:media-type="image/png"/>
  <manifest:file-entry manifest:full-path="Pictures/10000000000002580000002CCAE098782A2B1BF1.png" manifest:media-type="image/png"/>
  <manifest:file-entry manifest:full-path="Pictures/100000000000028D00000026A6B9E433D4AC3AEE.png" manifest:media-type="image/png"/>
  <manifest:file-entry manifest:full-path="Pictures/10000000000002F50000002922A06CA69B5097AC.png" manifest:media-type="image/png"/>
  <manifest:file-entry manifest:full-path="Pictures/10000000000003BD00000026B27B1837238EFD23.png" manifest:media-type="image/png"/>
  <manifest:file-entry manifest:full-path="Pictures/10000000000002CC000000260355F6837A9DC419.png" manifest:media-type="image/png"/>
  <manifest:file-entry manifest:full-path="Pictures/10000000000002D9000000C4CC3671767DB886AD.png" manifest:media-type="image/png"/>
  <manifest:file-entry manifest:full-path="Pictures/10000000000002B7000000274B2140CBC5C9B57D.png" manifest:media-type="image/png"/>
  <manifest:file-entry manifest:full-path="Pictures/10000000000002A0000000A474963ACF791BA420.png" manifest:media-type="image/png"/>
  <manifest:file-entry manifest:full-path="Pictures/10000000000003930000005154E522C17A56C65A.png" manifest:media-type="image/png"/>
  <manifest:file-entry manifest:full-path="Pictures/1000000000000272000000887D6553EF6227028A.png" manifest:media-type="image/png"/>
  <manifest:file-entry manifest:full-path="Pictures/100000000000055600000300A00E26CF71DC903A.png" manifest:media-type="image/png"/>
  <manifest:file-entry manifest:full-path="Pictures/1000000000000347000000A24070DB7EFCDC063A.png" manifest:media-type="image/png"/>
  <manifest:file-entry manifest:full-path="Pictures/10000000000002A400000109B464E52C7E50191F.png" manifest:media-type="image/png"/>
  <manifest:file-entry manifest:full-path="Pictures/10000000000003B8000000A4EFCB6976508221B3.png" manifest:media-type="image/png"/>
  <manifest:file-entry manifest:full-path="Pictures/100000000000032700000029E409DB9325F47147.png" manifest:media-type="image/png"/>
  <manifest:file-entry manifest:full-path="Pictures/10000000000002AC0000002970AA6C05C8999B52.png" manifest:media-type="image/png"/>
  <manifest:file-entry manifest:full-path="Pictures/10000000000002980000002D005C47FC895E918C.png" manifest:media-type="image/png"/>
  <manifest:file-entry manifest:full-path="Pictures/100000000000042D0000007927F6C25792F9CD41.png" manifest:media-type="image/png"/>
  <manifest:file-entry manifest:full-path="Pictures/10000000000002C10000002F0E2AADA71048BD06.png" manifest:media-type="image/png"/>
  <manifest:file-entry manifest:full-path="Pictures/100000000000011900000086B8B86936A60B2845.png" manifest:media-type="image/png"/>
  <manifest:file-entry manifest:full-path="Pictures/10000000000002E700000103E17CAE292C080B4A.png" manifest:media-type="image/png"/>
  <manifest:file-entry manifest:full-path="Pictures/100000000000012D0000009BC88AF4B4B934732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800c" officeooo:paragraph-rsid="0014800c"/>
    </style:style>
    <style:style style:name="P2" style:family="paragraph" style:parent-style-name="Standard">
      <style:text-properties officeooo:rsid="0016144a" officeooo:paragraph-rsid="0016144a"/>
    </style:style>
    <style:style style:name="P3" style:family="paragraph" style:parent-style-name="Standard">
      <style:text-properties officeooo:rsid="0016d05b" officeooo:paragraph-rsid="0016d05b"/>
    </style:style>
    <style:style style:name="P4" style:family="paragraph" style:parent-style-name="Standard">
      <style:text-properties officeooo:rsid="001979af" officeooo:paragraph-rsid="001979af"/>
    </style:style>
    <style:style style:name="P5" style:family="paragraph" style:parent-style-name="Standard">
      <style:text-properties officeooo:rsid="001b0163" officeooo:paragraph-rsid="001b0163"/>
    </style:style>
    <style:style style:name="P6" style:family="paragraph" style:parent-style-name="Standard">
      <style:text-properties officeooo:rsid="001d6e39" officeooo:paragraph-rsid="001d6e39"/>
    </style:style>
    <style:style style:name="P7" style:family="paragraph" style:parent-style-name="Standard">
      <style:text-properties officeooo:rsid="001db53a" officeooo:paragraph-rsid="001db53a"/>
    </style:style>
    <style:style style:name="P8" style:family="paragraph" style:parent-style-name="Standard">
      <style:text-properties officeooo:rsid="001ec87e" officeooo:paragraph-rsid="001ec87e"/>
    </style:style>
    <style:style style:name="P9" style:family="paragraph" style:parent-style-name="Standard">
      <style:text-properties officeooo:rsid="0022b2c2" officeooo:paragraph-rsid="0022b2c2"/>
    </style:style>
    <style:style style:name="P10" style:family="paragraph" style:parent-style-name="Standard">
      <style:text-properties officeooo:rsid="0024756f" officeooo:paragraph-rsid="0024756f"/>
    </style:style>
    <style:style style:name="P11" style:family="paragraph" style:parent-style-name="Standard">
      <style:text-properties officeooo:rsid="00275787" officeooo:paragraph-rsid="00275787"/>
    </style:style>
    <style:style style:name="P12" style:family="paragraph" style:parent-style-name="Standard">
      <style:text-properties officeooo:rsid="002800bc" officeooo:paragraph-rsid="002800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2">1)</text:p>
      <text:p text:style-name="P1"><draw:frame draw:style-name="fr1" draw:name="Image29" text:anchor-type="paragraph" svg:x="-0.6102in" svg:y="0.1583in" svg:width="8.0654in" svg:height="2.1681in" draw:z-index="28"><draw:image xlink:href="Pictures/10000000000002D9000000C4CC3671767DB886AD.png" xlink:type="simple" xlink:show="embed" xlink:actuate="onLoad"/></draw:frame><draw:frame draw:style-name="fr1" draw:name="Image30" text:anchor-type="paragraph" svg:x="-0.7602in" svg:y="2.4953in" svg:width="8.2409in" svg:height="2.011in" draw:z-index="29"><draw:image xlink:href="Pictures/10000000000002A0000000A474963ACF791BA420.png" xlink:type="simple" xlink:show="embed" xlink:actuate="onLoad"/></draw:frame></text:p>
      <text:p text:style-name="P1"><draw:frame draw:style-name="fr1" draw:name="Image28" text:anchor-type="paragraph" svg:x="-0.7874in" svg:y="0.0362in" svg:width="8.2681in" svg:height="0.448in" draw:z-index="27"><draw:image xlink:href="Pictures/10000000000002F50000002922A06CA69B5097AC.png" xlink:type="simple" xlink:show="embed" xlink:actuate="onLoad"/></draw:frame></text:p>
      <text:p text:style-name="P1"><draw:frame draw:style-name="fr1" draw:name="Image27" text:anchor-type="paragraph" svg:x="-0.6354in" svg:y="0.1571in" svg:width="7.3681in" svg:height="4.1417in" draw:z-index="26"><draw:image xlink:href="Pictures/100000000000055600000300A00E26CF71DC903A.png" xlink:type="simple" xlink:show="embed" xlink:actuate="onLoad"/></draw:frame></text:p>
      <text:p text:style-name="P1"><draw:frame draw:style-name="fr1" draw:name="Image1" text:anchor-type="paragraph" svg:x="0.0417in" svg:y="0.3752in" svg:width="6.6929in" svg:height="2.3327in" draw:z-index="0"><draw:image xlink:href="Pictures/10000000000002E700000103E17CAE292C080B4A.png" xlink:type="simple" xlink:show="embed" xlink:actuate="onLoad"/></draw:frame><text:soft-page-break/>2)</text:p>
      <text:p text:style-name="P1"/>
      <text:p text:style-name="P1"/>
      <text:p text:style-name="P1"><draw:frame draw:style-name="fr1" draw:name="Image2" text:anchor-type="paragraph" svg:x="-0.5217in" svg:y="0.0835in" svg:width="7.5429in" svg:height="0.4382in" draw:z-index="1"><draw:image xlink:href="Pictures/100000000000028D00000026A6B9E433D4AC3AEE.png" xlink:type="simple" xlink:show="embed" xlink:actuate="onLoad"/></draw:frame></text:p>
      <text:p text:style-name="P1"><draw:frame draw:style-name="fr1" draw:name="Image9" text:anchor-type="paragraph" svg:x="-0.6882in" svg:y="0in" svg:width="8.1689in" svg:height="0.9244in" draw:z-index="8"><draw:image xlink:href="Pictures/100000000000042D0000007927F6C25792F9CD41.png" xlink:type="simple" xlink:show="embed" xlink:actuate="onLoad"/></draw:frame></text:p>
      <text:p text:style-name="P1"/>
      <text:p text:style-name="P1"/>
      <text:p text:style-name="P1"/>
      <text:p text:style-name="P1"/>
      <text:p text:style-name="P2"><draw:frame draw:style-name="fr1" draw:name="Image3" text:anchor-type="paragraph" svg:x="-0.5209in" svg:y="2.5819in" svg:width="8.0008in" svg:height="0.5866in" draw:z-index="2"><draw:image xlink:href="Pictures/10000000000002580000002CCAE098782A2B1BF1.png" xlink:type="simple" xlink:show="embed" xlink:actuate="onLoad"/></draw:frame><draw:frame draw:style-name="fr1" draw:name="Image4" text:anchor-type="paragraph" svg:x="-0.4063in" svg:y="0.5in" svg:width="7.8866in" svg:height="1.7256in" draw:z-index="3"><draw:image xlink:href="Pictures/10000000000002B2000000977DDAD4B92F39F507.png" xlink:type="simple" xlink:show="embed" xlink:actuate="onLoad"/></draw:frame>3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.1)</text:p>
      <text:p text:style-name="P2"/>
      <text:p text:style-name="P2"><draw:frame draw:style-name="fr1" draw:name="Image5" text:anchor-type="paragraph" svg:x="-0.5492in" svg:y="0.0854in" svg:width="8.0299in" svg:height="1.7445in" draw:z-index="4"><draw:image xlink:href="Pictures/1000000000000272000000887D6553EF6227028A.png" xlink:type="simple" xlink:show="embed" xlink:actuate="onLoad"/></draw:frame></text:p>
      <text:p text:style-name="P2"><draw:frame draw:style-name="fr1" draw:name="Image6" text:anchor-type="paragraph" svg:x="-0.6772in" svg:y="0in" svg:width="8.1575in" svg:height="0.4571in" draw:z-index="5"><draw:image xlink:href="Pictures/10000000000002B7000000274B2140CBC5C9B57D.png" xlink:type="simple" xlink:show="embed" xlink:actuate="onLoad"/></draw:frame></text:p>
      <text:p text:style-name="P2"/>
      <text:p text:style-name="P2"/>
      <text:p text:style-name="P3">3.2)</text:p>
      <text:p text:style-name="P3"><draw:frame draw:style-name="fr1" draw:name="Image10" text:anchor-type="paragraph" svg:x="-0.802in" svg:y="0.0874in" svg:width="8.1189in" svg:height="3.1827in" draw:z-index="9"><draw:image xlink:href="Pictures/10000000000002A400000109B464E52C7E50191F.png" xlink:type="simple" xlink:show="embed" xlink:actuate="onLoad"/></draw:frame></text:p>
      <text:p text:style-name="P3"/>
      <text:p text:style-name="P3"><draw:frame draw:style-name="fr1" draw:name="Image11" text:anchor-type="paragraph" svg:x="-0.6354in" svg:y="0.0457in" svg:width="8.1161in" svg:height="0.4854in" draw:z-index="10"><draw:image xlink:href="Pictures/10000000000002AC0000002970AA6C05C8999B52.png" xlink:type="simple" xlink:show="embed" xlink:actuate="onLoad"/></draw:frame></text:p>
      <text:p text:style-name="P3"/>
      <text:p text:style-name="P3"><draw:frame draw:style-name="fr1" draw:name="Image12" text:anchor-type="paragraph" svg:x="-0.8228in" svg:y="0.0665in" svg:width="8.2681in" svg:height="0.7319in" draw:z-index="11"><draw:image xlink:href="Pictures/10000000000003930000005154E522C17A56C65A.png" xlink:type="simple" xlink:show="embed" xlink:actuate="onLoad"/></draw:frame></text:p>
      <text:p text:style-name="P3"/>
      <text:p text:style-name="P3"/>
      <text:p text:style-name="P3"/>
      <text:p text:style-name="P4"><draw:frame draw:style-name="fr1" draw:name="Image7" text:anchor-type="paragraph" svg:x="-0.8134in" svg:y="1.9209in" svg:width="8.1055in" svg:height="0.5492in" draw:z-index="6"><draw:image xlink:href="Pictures/10000000000002980000002D005C47FC895E918C.png" xlink:type="simple" xlink:show="embed" xlink:actuate="onLoad"/></draw:frame><draw:frame draw:style-name="fr1" draw:name="Image8" text:anchor-type="paragraph" svg:x="-0.7083in" svg:y="0.2807in" svg:width="8.189in" svg:height="1.4102in" draw:z-index="7"><draw:image xlink:href="Pictures/10000000000003B8000000A4EFCB6976508221B3.png" xlink:type="simple" xlink:show="embed" xlink:actuate="onLoad"/></draw:frame><text:soft-page-break/>3.3)</text:p>
      <text:p text:style-name="P4"/>
      <text:p text:style-name="P4"/>
      <text:p text:style-name="P4"/>
      <text:p text:style-name="P4"/>
      <text:p text:style-name="P5"><draw:frame draw:style-name="fr1" draw:name="Image13" text:anchor-type="paragraph" svg:x="-0.8126in" svg:y="2.3126in" svg:width="8.2681in" svg:height="0.5508in" draw:z-index="12"><draw:image xlink:href="Pictures/10000000000002C10000002F0E2AADA71048BD06.png" xlink:type="simple" xlink:show="embed" xlink:actuate="onLoad"/></draw:frame><draw:frame draw:style-name="fr1" draw:name="Image14" text:anchor-type="paragraph" svg:x="-0.7602in" svg:y="0.4898in" svg:width="8.2409in" svg:height="1.4209in" draw:z-index="13"><draw:image xlink:href="Pictures/100000000000034300000090F4BB35C50C1DF89A.png" xlink:type="simple" xlink:show="embed" xlink:actuate="onLoad"/></draw:frame>3.4)</text:p>
      <text:p text:style-name="P5"/>
      <text:p text:style-name="P5"/>
      <text:p text:style-name="P5"/>
      <text:p text:style-name="P5"/>
      <text:p text:style-name="P5"/>
      <text:p text:style-name="P6"><draw:frame draw:style-name="fr1" draw:name="Image15" text:anchor-type="paragraph" svg:x="-0.7717in" svg:y="0.4791in" svg:width="8.1575in" svg:height="1.5744in" draw:z-index="14"><draw:image xlink:href="Pictures/1000000000000347000000A24070DB7EFCDC063A.png" xlink:type="simple" xlink:show="embed" xlink:actuate="onLoad"/></draw:frame>3.5)</text:p>
      <text:p text:style-name="P6"/>
      <text:p text:style-name="P6"/>
      <text:p text:style-name="P6"/>
      <text:p text:style-name="P6"/>
      <text:p text:style-name="P6"><draw:frame draw:style-name="fr1" draw:name="Image16" text:anchor-type="paragraph" svg:x="-0.7819in" svg:y="0.2228in" svg:width="8.1783in" svg:height="0.4335in" draw:z-index="15"><draw:image xlink:href="Pictures/10000000000002CC000000260355F6837A9DC419.png" xlink:type="simple" xlink:show="embed" xlink:actuate="onLoad"/></draw:frame></text:p>
      <text:p text:style-name="P6"/>
      <text:p text:style-name="P7"/>
      <text:p text:style-name="P7"><text:soft-page-break/></text:p>
      <text:p text:style-name="P9">4)</text:p>
      <text:p text:style-name="P7"><draw:frame draw:style-name="fr1" draw:name="Image17" text:anchor-type="paragraph" svg:x="-0.7835in" svg:y="0.1835in" svg:width="4.0937in" svg:height="1.952in" draw:z-index="16"><draw:image xlink:href="Pictures/100000000000011900000086B8B86936A60B2845.png" xlink:type="simple" xlink:show="embed" xlink:actuate="onLoad"/></draw:frame><draw:frame draw:style-name="fr1" draw:name="Image18" text:anchor-type="paragraph" svg:x="3.4043in" svg:y="0.1835in" svg:width="3.9272in" svg:height="2.022in" draw:z-index="18"><draw:image xlink:href="Pictures/100000000000012D0000009BC88AF4B4B9347327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21" text:anchor-type="paragraph" svg:x="-0.5417in" svg:y="0.8154in" svg:width="6.6929in" svg:height="3.75in" draw:z-index="19"><draw:image xlink:href="Pictures/1000000000000313000001B9496306918C38AF23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20" text:anchor-type="paragraph" svg:x="-0.7945in" svg:y="0.0689in" svg:width="8.0764in" svg:height="4.5402in" draw:z-index="17"><draw:image xlink:href="Pictures/1000000000000556000003006EC5613980568B82.png" xlink:type="simple" xlink:show="embed" xlink:actuate="onLoad"/></draw:frame><text:soft-page-break/></text:p>
      <text:p text:style-name="P7"><draw:frame draw:style-name="fr1" draw:name="Image19" text:anchor-type="paragraph" svg:x="-0.7189in" svg:y="0.1646in" svg:width="8.1902in" svg:height="4.6043in" draw:z-index="20"><draw:image xlink:href="Pictures/1000000000000556000003007D6A2800C29D289F.png" xlink:type="simple" xlink:show="embed" xlink:actuate="onLoad"/></draw:frame></text:p>
      <text:p text:style-name="P7"/>
      <text:p text:style-name="P9"><text:soft-page-break/>5)</text:p>
      <text:p text:style-name="P7"><draw:frame draw:style-name="fr1" draw:name="Image22" text:anchor-type="paragraph" svg:x="-0.7189in" svg:y="0.0953in" svg:width="8.1992in" svg:height="1.2055in" draw:z-index="21"><draw:image xlink:href="Pictures/10000000000004C8000000B476CA5AD0D203F164.png" xlink:type="simple" xlink:show="embed" xlink:actuate="onLoad"/></draw:frame></text:p>
      <text:p text:style-name="P7"/>
      <text:p text:style-name="P7"><draw:frame draw:style-name="fr1" draw:name="Image23" text:anchor-type="paragraph" svg:x="-0.8335in" svg:y="0.098in" svg:width="8.2681in" svg:height="0.328in" draw:z-index="22"><draw:image xlink:href="Pictures/10000000000003BD00000026B27B1837238EFD23.png" xlink:type="simple" xlink:show="embed" xlink:actuate="onLoad"/></draw:frame></text:p>
      <text:p text:style-name="P7"/>
      <text:p text:style-name="P7"><draw:frame draw:style-name="fr1" draw:name="Image24" text:anchor-type="paragraph" svg:x="-0.6772in" svg:y="0.05in" svg:width="7.4516in" svg:height="4.189in" draw:z-index="23"><draw:image xlink:href="Pictures/1000000000000556000003004BEB3D8458CBC1FE.png" xlink:type="simple" xlink:show="embed" xlink:actuate="onLoad"/></draw:frame></text:p>
      <text:p text:style-name="P7"/>
      <text:p text:style-name="P1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oft-page-break/>6)</text:p>
      <text:p text:style-name="P7"><draw:frame draw:style-name="fr1" draw:name="Image25" text:anchor-type="paragraph" svg:x="-0.5417in" svg:y="0.102in" svg:width="7.6283in" svg:height="3.6126in" draw:z-index="24"><draw:image xlink:href="Pictures/10000000000002970000013A35A786405AE1922B.png" xlink:type="simple" xlink:show="embed" xlink:actuate="onLoad"/></draw:frame></text:p>
      <text:p text:style-name="P7"><draw:frame draw:style-name="fr1" draw:name="Image26" text:anchor-type="paragraph" svg:x="-0.6457in" svg:y="0.1189in" svg:width="8.1264in" svg:height="0.4126in" draw:z-index="25"><draw:image xlink:href="Pictures/100000000000032700000029E409DB9325F47147.png" xlink:type="simple" xlink:show="embed" xlink:actuate="onLoad"/></draw:frame></text:p>
      <text:p text:style-name="P7"/>
      <text:p text:style-name="P7"/>
      <text:p text:style-name="P11">7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15:12:06.603715079</meta:creation-date>
    <dc:date>2017-05-31T17:20:08.206238730</dc:date>
    <meta:editing-duration>PT1H26M59S</meta:editing-duration>
    <meta:editing-cycles>15</meta:editing-cycles>
    <meta:generator>LibreOffice/5.1.6.2$Linux_X86_64 LibreOffice_project/10m0$Build-2</meta:generator>
    <meta:document-statistic meta:table-count="0" meta:image-count="30" meta:object-count="0" meta:page-count="8" meta:paragraph-count="12" meta:word-count="12" meta:character-count="34" meta:non-whitespace-character-count="34"/>
  </office:meta>
</office:document-meta>
</file>